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2832" calcext:value-type="float" table:number-columns-spanned="1" table:number-rows-spanned="2">
            <text:p>112832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1" table:formula="of:=([.M10]-[.H9])" office:value-type="float" office:value="156830" calcext:value-type="float" table:number-columns-spanned="1" table:number-rows-spanned="2">
            <text:p>15683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2" calcext:value-type="float">
            <text:p>12</text:p>
          </table:table-cell>
          <table:table-cell/>
          <table:table-cell table:style-name="ce22" table:formula="of:=SUM([.K$1:.K$1048576])" office:value-type="float" office:value="42996" calcext:value-type="float">
            <text:p>42996</text:p>
          </table:table-cell>
          <table:table-cell/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float" office:value="42996" calcext:value-type="float">
            <text:p>42996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9]*[.S9])" office:value-type="float" office:value="9999" calcext:value-type="float">
            <text:p>9999</text:p>
          </table:table-cell>
        </table:table-row>
        <table:table-row table:style-name="ro1">
          <table:table-cell table:number-columns-repeated="12"/>
          <table:table-cell table:style-name="ce51" table:formula="of:=SUM([.U$1:.U$1048576])" office:value-type="float" office:value="199826" calcext:value-type="float" table:number-columns-spanned="2" table:number-rows-spanned="2">
            <text:p>19982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499" calcext:value-type="float">
            <text:p>7499</text:p>
          </table:table-cell>
          <table:table-cell table:formula="of:=([.T10]*[.S10])" office:value-type="float" office:value="7499" calcext:value-type="float">
            <text:p>74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1]*[.S11])" office:value-type="float" office:value="20499" calcext:value-type="float">
            <text:p>204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4]*[.S14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5]*[.C15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5]*[.S1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6]*[.C16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17]*[.C17])" office:value-type="float" office:value="20499" calcext:value-type="float">
            <text:p>204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7]*[.S17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3999" calcext:value-type="float">
            <text:p>13999</text:p>
          </table:table-cell>
          <table:table-cell table:formula="of:=([.T19]*[.S19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0]*[.C20])" office:value-type="float" office:value="4999" calcext:value-type="float">
            <text:p>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20]*[.S20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1]*[.C21])" office:value-type="float" office:value="9999" calcext:value-type="float">
            <text:p>9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22]*[.S22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1019"/>
        </table:table-row>
        <table:table-row table:style-name="ro1"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0:17:45.970162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08T20:19:25.262759490</dc:date>
    <meta:editing-duration>PT1H41M30S</meta:editing-duration>
    <meta:editing-cycles>20</meta:editing-cycles>
    <meta:generator>LibreOffice/7.0.5.2$Linux_X86_64 LibreOffice_project/00$Build-2</meta:generator>
    <meta:document-statistic meta:table-count="2" meta:cell-count="236" meta:object-count="0"/>
  </office:meta>
</office:document-meta>
</file>